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style:font-name="Times New Roman" fo:font-size="12pt" style:font-size-asian="10.5pt" style:font-size-complex="12pt"/>
    </style:style>
    <style:style style:name="P3" style:family="paragraph" style:parent-style-name="Text_20_body">
      <style:text-properties fo:color="#000000" style:font-name="Times New Roman" fo:font-size="12pt" fo:font-weight="normal" style:font-name-asian="Courier New" style:font-size-asian="10.5pt" style:font-weight-asian="normal" style:font-name-complex="Courier New" style:font-size-complex="12pt" style:font-weight-complex="normal"/>
    </style:style>
    <style:style style:name="P4" style:family="paragraph" style:parent-style-name="Text_20_body">
      <style:text-properties fo:color="#000000" style:font-name="Times New Roman" fo:font-size="12pt" fo:font-weight="bold" style:font-name-asian="Courier New" style:font-size-asian="10.5pt" style:font-weight-asian="bold" style:font-name-complex="Courier New" style:font-size-complex="12pt" style:font-weight-complex="bold"/>
    </style:style>
    <style:style style:name="P5" style:family="paragraph" style:parent-style-name="Text_20_body">
      <style:paragraph-properties fo:text-align="center" style:justify-single-word="fals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 style:family="text">
      <style:text-properties fo:font-weight="normal" style:font-weight-asian="normal" style:font-weight-complex="normal"/>
    </style:style>
    <style:style style:name="T2"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3" style:family="text">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4" style:family="text">
      <style:text-properties fo:color="#000000" style:font-name="Courier New" fo:font-size="10pt" style:text-underline-style="none" style:font-name-asian="Courier New" style:font-size-asian="10pt" style:font-name-complex="Courier New" style:font-size-complex="10pt"/>
    </style:style>
    <style:style style:name="T5" style:family="text">
      <style:text-properties fo:color="#000000" fo:font-weight="normal" style:font-name-asian="Courier New" style:font-weight-asian="normal" style:font-name-complex="Courier New" style:font-weight-complex="normal"/>
    </style:style>
    <style:style style:name="T6" style:family="text">
      <style:text-properties fo:color="#000000" fo:font-weight="bold" style:font-name-asian="Courier New" style:font-weight-asian="bold" style:font-name-complex="Courier New" style:font-weight-complex="bold"/>
    </style:style>
    <style:style style:name="T7" style:family="text">
      <style:text-properties fo:color="#2a00ff" style:font-name="Courier New" fo:font-size="10pt" fo:font-weight="normal" style:font-name-asian="Courier New" style:font-size-asian="10pt" style:font-weight-asian="normal" style:font-name-complex="Courier New" style:font-size-complex="10pt" style:font-weight-complex="normal"/>
    </style:style>
    <style:style style:name="T8" style:family="text">
      <style:text-properties fo:color="#2a00ff"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9" style:family="text">
      <style:text-properties fo:color="#2a00ff" style:font-name="Courier New" fo:font-size="10pt" style:text-underline-style="none" style:font-name-asian="Courier New" style:font-size-asian="10pt" style:font-name-complex="Courier New" style:font-size-complex="10pt"/>
    </style:style>
    <style:style style:name="T10" style:family="text">
      <style:text-properties fo:color="#2a00ff" fo:font-weight="normal" style:font-weight-asian="normal" style:font-weight-complex="normal"/>
    </style:style>
    <style:style style:name="T11" style:family="text">
      <style:text-properties fo:color="#0000c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12" style:family="text">
      <style:text-properties fo:color="#0000c0" fo:font-weight="normal" style:font-weight-asian="normal" style:font-weight-complex="normal"/>
    </style:style>
    <style:style style:name="T13" style:family="text">
      <style:text-properties fo:color="#7f0055"/>
    </style:style>
    <style:style style:name="T14" style:family="text">
      <style:text-properties fo:color="#7f0055" style:font-name="Courier New" fo:font-size="10pt" style:text-underline-style="none" fo:font-weight="bold" style:font-name-asian="Courier New" style:font-size-asian="10pt" style:font-weight-asian="bold" style:font-name-complex="Courier New" style:font-size-complex="10pt" style:font-weight-complex="bold"/>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uncher services</text:h>
      <text:p text:style-name="Text_20_body">"Hvad vi stiller til rådighed"</text:p>
      <text:p text:style-name="P1">Child ID<text:span text:style-name="T1"> (v001) – Det barn en app skal køres for får sit ID (en Long) sendt med i det Intent, der starter appen. For at få fat i IDet skal følgende gøres inde i main activity:</text:span></text:p>
      <text:p text:style-name="Text_20_body"><text:span text:style-name="T1"><text:tab/></text:span><text:span text:style-name="T2">Long </text:span><text:span text:style-name="T3">id</text:span><text:span text:style-name="T2"> = getIntent().getExtras().getLong(</text:span><text:span text:style-name="T7">"currentChildID"</text:span><text:span text:style-name="T2">);</text:span></text:p>
      <text:p text:style-name="P1">Guardian ID<text:span text:style-name="T1"> (v001) – Den guardian, der starter en app får sit ID (en Long) sendt med i det Intent, der starter appen. For at få fat i IDet skal følgende gøres inde i main activity:</text:span></text:p>
      <text:p text:style-name="Text_20_body"><text:span text:style-name="T1"><text:tab/></text:span><text:span text:style-name="T2">Long </text:span><text:span text:style-name="T3">id</text:span><text:span text:style-name="T2"> = getIntent().getExtras().getLong(</text:span><text:span text:style-name="T7">"currentGuardianID"</text:span><text:span text:style-name="T2">);</text:span></text:p>
      <text:p text:style-name="P2"><text:span text:style-name="T6">Authentication</text:span><text:span text:style-name="T5"> (v002) – Vores QR authentication activity stilles til rådighed, og kan kaldes med følgende kode (den returnerer ikke data):</text:span></text:p>
      <text:p text:style-name="P2"><text:span text:style-name="T5"><text:tab/></text:span><text:span text:style-name="T3">Intent </text:span><text:span text:style-name="T11">i</text:span><text:span text:style-name="T3"> = </text:span><text:span text:style-name="T14">new</text:span><text:span text:style-name="T3"> Intent(</text:span><text:span text:style-name="T8">"dk.aau.cs.giraf.launcher.AUTHENTICATE"</text:span><text:span text:style-name="T3">);<text:line-break/></text:span><text:span text:style-name="T4"><text:tab/>i.addCategory(</text:span><text:span text:style-name="T9">"dk.aau.cs.giraf.launcher.GIRAF"</text:span><text:span text:style-name="T4">);<text:line-break/><text:tab/>startActivity(i);</text:span></text:p>
      <text:p text:style-name="P3">OBS! Authentication håndterer ikke tryk på Home- og Back-knapperne, og kan derfor nemt omgås i den nuværende version. Vi har pt. ingen planer om at gøre noget ved dette, så mener man at den funktionalitet er vores ansvar er man velkommen til at komme ind og snakke med os om det.</text:p>
      <text:p text:style-name="P4">Background color <text:span text:style-name="T1">(v003) - </text:span></text:p>
      <text:p text:style-name="P5"><text:span text:style-name="T13">int</text:span><text:span text:style-name="T1"> </text:span><text:span text:style-name="T12">color</text:span><text:span text:style-name="T1"> = </text:span><text:span text:style-name="T16">getIntent</text:span><text:span text:style-name="T1">().getExtras().getInt(</text:span><text:span text:style-name="T10">"appBackgroundColor"</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28S</meta:editing-duration>
    <meta:editing-cycles>13</meta:editing-cycles>
    <meta:generator>LibreOffice/3.4$Win32 LibreOffice_project/340m1$Build-502</meta:generator>
    <dc:date>2012-05-03T10:18:38.45</dc:date>
    <meta:document-statistic meta:table-count="0" meta:image-count="0" meta:object-count="0" meta:page-count="1" meta:paragraph-count="11" meta:word-count="174" meta:character-count="1168" meta:non-whitespace-character-count="999"/>
    <meta:user-defined meta:name="Info 1"/>
    <meta:user-defined meta:name="Info 2"/>
    <meta:user-defined meta:name="Info 3"/>
    <meta:user-defined meta:name="Info 4"/>
  </office:meta>
</office:document-meta>
</file>